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" style:family="paragraph" style:parent-style-name="Preformatted_20_Text">
      <loext:graphic-properties draw:fill="solid" draw:fill-color="#ffffff" draw:opacity="100%"/>
      <style:paragraph-properties fo:margin-top="0mm" fo:margin-bottom="4.99mm" loext:contextual-spacing="false" fo:background-color="#ffffff"/>
      <style:text-properties fo:color="#000000" style:font-name="DejaVu Sans Mono" fo:font-size="9pt"/>
    </style:style>
    <style:style style:name="T1" style:family="text">
      <style:text-properties style:font-name="DejaVu Sans Mono" fo:font-size="9pt"/>
    </style:style>
    <style:style style:name="T2" style:family="text">
      <style:text-properties style:font-name="DejaVu Sans Mono" fo:font-size="9pt" fo:font-style="italic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fo:color="#0000ff" style:font-name="DejaVu Sans Mono" fo:font-size="9pt"/>
    </style:style>
    <style:style style:name="T6" style:family="text">
      <style:text-properties officeooo:rsid="001054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TEMPLATE</text:p>
      <text:p text:style-name="P1">Template naudojama, kai turiu abstrakcia klase su abstrakciu metodu, kurio panaudojimas numatytas kitame is normaliu metodu ir pagal ja kuriu vaikines klases, kur igyvendinu abstraktu metoda savaip. <text:span text:style-name="T6">Ir dar – tas metodas, kuriame naudojamas abstraktus metodas yra FINAL.</text:span></text:p>
      <text:p text:style-name="P2"><text:s/><text:span text:style-name="T2">*/</text:span></text:p>
      <text:p text:style-name="P1">//ABSTRAKTI KLASE</text:p>
      <text:p text:style-name="P3"><text:span text:style-name="T3">public abstract class </text:span>ShoppingCart {</text:p>
      <text:p text:style-name="P4"><text:s text:c="4"/><text:span text:style-name="T4">private </text:span><text:span text:style-name="T1">List&lt;Product&gt; productList = </text:span><text:span text:style-name="T4">new </text:span><text:span text:style-name="T1">ArrayList&lt;&gt;();</text:span></text:p>
      <text:p text:style-name="P4"><text:s text:c="4"/><text:span text:style-name="T4">public </text:span><text:span text:style-name="T1">ShoppingCart() { }</text:span></text:p>
      <text:p text:style-name="P4"><text:s text:c="4"/><text:span text:style-name="T4">public void </text:span><text:span text:style-name="T1">add(Product product) {</text:span></text:p>
      <text:p text:style-name="P4"><text:s text:c="8"/><text:span text:style-name="T4">this</text:span><text:span text:style-name="T1">.productList.add(product);</text:span></text:p>
      <text:p text:style-name="P4"><text:s text:c="4"/><text:span text:style-name="T1">}</text:span></text:p>
      <text:p text:style-name="P4"><text:s text:c="4"/><text:span text:style-name="T4">public final double </text:span><text:span text:style-name="T1">getTotalPrice() {</text:span></text:p>
      <text:p text:style-name="P4"><text:s text:c="8"/><text:span text:style-name="T4">double </text:span><text:span text:style-name="T1">total = </text:span><text:span text:style-name="T5">0.0</text:span><text:span text:style-name="T1">;</text:span></text:p>
      <text:p text:style-name="P4"><text:s text:c="8"/><text:span text:style-name="T4">for </text:span><text:span text:style-name="T1">(Product product: productList) {</text:span></text:p>
      <text:p text:style-name="P4"><text:s text:c="12"/><text:span text:style-name="T1">total += product.getPrice();</text:span></text:p>
      <text:p text:style-name="P4"><text:s text:c="8"/><text:span text:style-name="T1">}</text:span></text:p>
      <text:p text:style-name="P4"><text:s text:c="8"/><text:span text:style-name="T4">return </text:span><text:span text:style-name="T1">applyTaxes(total);</text:span></text:p>
      <text:p text:style-name="P4"><text:s text:c="4"/><text:span text:style-name="T1">}</text:span></text:p>
      <text:p text:style-name="P4"><text:s text:c="4"/><text:span text:style-name="T4">protected abstract double </text:span><text:span text:style-name="T1">applyTaxes(</text:span><text:span text:style-name="T4">double </text:span><text:span text:style-name="T1">total);</text:span></text:p>
      <text:p text:style-name="P3">}</text:p>
      <text:p text:style-name="P1">//VAIKINE KLASE, kur igyvendintas abstraktus metodas</text:p>
      <text:p text:style-name="P3"><text:span text:style-name="T3">public class </text:span>ShoppingCartWithLithuanianVat <text:span text:style-name="T3">extends </text:span>ShoppingCart {</text:p>
      <text:p text:style-name="P4"><text:s text:c="4"/><text:span text:style-name="T1">@Override</text:span></text:p>
      <text:p text:style-name="P4"><text:s text:c="4"/><text:span text:style-name="T4">protected double </text:span><text:span text:style-name="T1">applyTaxes(</text:span><text:span text:style-name="T4">double </text:span><text:span text:style-name="T1">total) {</text:span></text:p>
      <text:p text:style-name="P4"><text:s text:c="8"/><text:span text:style-name="T4">return </text:span><text:span text:style-name="T1">total * </text:span><text:span text:style-name="T5">1.21</text:span><text:span text:style-name="T1">;</text:span></text:p>
      <text:p text:style-name="P4"><text:s text:c="4"/><text:span text:style-name="T1">}</text:span></text:p>
      <text:p text:style-name="P3">}</text:p>
      <text:p text:style-name="P1">//Teste darau taip:</text:p>
      <text:p text:style-name="P3">@Test</text:p>
      <text:p text:style-name="P3"><text:span text:style-name="T3">public void </text:span>shouldCalculateTotalWithLTTaxesApplied() {</text:p>
      <text:p text:style-name="P4"><text:s text:c="4"/><text:span text:style-name="T1">ShoppingCartWithLithuanianVat shoppingCartWithLithuanianVat = </text:span><text:span text:style-name="T4">new </text:span><text:span text:style-name="T1">ShoppingCartWithLithuanianVat();</text:span></text:p>
      <text:p text:style-name="P4"><text:s text:c="4"/><text:span text:style-name="T1">shoppingCartWithLithuanianVat.add(</text:span><text:span text:style-name="T4">new </text:span><text:span text:style-name="T1">Product(</text:span><text:span text:style-name="T5">1.0</text:span><text:span text:style-name="T1">));</text:span></text:p>
      <text:p text:style-name="P4"><text:s text:c="4"/><text:span text:style-name="T1">shoppingCartWithLithuanianVat.add(</text:span><text:span text:style-name="T4">new </text:span><text:span text:style-name="T1">Product(</text:span><text:span text:style-name="T5">2.0</text:span><text:span text:style-name="T1">));</text:span></text:p>
      <text:p text:style-name="P4"><text:s text:c="4"/><text:span text:style-name="T1">assertEquals(</text:span><text:span text:style-name="T5">3.63</text:span><text:span text:style-name="T1">, shoppingCartWithLithuanianVat.getTotalPrice());</text:span></text:p>
      <text:p text:style-name="P5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1.99mm" style:writing-mode="page"/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8:32:06.324943667</meta:creation-date>
    <dc:date>2018-10-28T18:34:16.282395559</dc:date>
    <meta:editing-duration>PT2M12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35" meta:word-count="135" meta:character-count="1332" meta:non-whitespace-character-count="1114"/>
  </office:meta>
</office:document-meta>
</file>